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afefa" officeooo:paragraph-rsid="000afefa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0afefa" officeooo:paragraph-rsid="000afefa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0afefa" officeooo:paragraph-rsid="000ceec5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023dc" officeooo:paragraph-rsid="001023dc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379b3" officeooo:paragraph-rsid="001379b3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efa" officeooo:paragraph-rsid="000afefa"/>
    </style:style>
    <style:style style:name="P7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789e4" officeooo:paragraph-rsid="001789e4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ceec5"/>
    </style:style>
    <style:style style:name="T3" style:family="text">
      <style:text-properties officeooo:rsid="000ceec5"/>
    </style:style>
    <style:style style:name="T4" style:family="text">
      <style:text-properties officeooo:rsid="001072e7"/>
    </style:style>
    <style:style style:name="T5" style:family="text">
      <style:text-properties officeooo:rsid="00150d0b"/>
    </style:style>
    <style:style style:name="T6" style:family="text">
      <style:text-properties officeooo:rsid="001789e4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éthode d’optimisation</text:p>
      <text:p text:style-name="P7">Introduction générale</text:p>
      <text:p text:style-name="P1"/>
      <text:p text:style-name="P2">I. Introduction</text:p>
      <text:p text:style-name="P2"/>
      <text:p text:style-name="P3"><text:span text:style-name="T3">⇒ </text:span>problème d’optimisation : f : S <text:span text:style-name="T1"><draw:g text:anchor-type="as-char" svg:y="-0.289cm" draw:z-index="0" draw:style-name="gr1"><svg:title>TexMaths</svg:title><svg:desc>12§display§\rightarrow \mathbb{R}§svg§600§FALSE§</svg:desc><draw:path draw:style-name="gr4" draw:text-style-name="P8" svg:width="0.79cm" svg:height="0.247cm" svg:x="0.001cm" svg:y="0.022cm" svg:viewBox="0 0 791 248" svg:d="M396 248c-132 0-264 0-396 0 0-83 0-165 0-248 264 0 527 0 791 0 0 83 0 165 0 248-132 0-264 0-395 0z"><text:p/></draw:path><draw:path draw:style-name="gr5" draw:text-style-name="P9" svg:width="0.373cm" svg:height="0.217cm" svg:x="0.003cm" svg:y="0.074cm" svg:viewBox="0 0 374 218" svg:d="M328 117c-23 18-35 36-39 41-18 28-21 54-21 55 0 5 5 5 8 5 7 0 7-1 10-9 9-40 33-75 82-94 4-1 6-4 6-6 0-4-3-2-3-4-19-7-70-28-86-99-2-5-2-6-9-6-3 0-8 0-8 5 0 1 3 27 21 55 9 13 21 27 39 41-105 0-209 0-314 0-7 0-14 0-14 8s7 8 14 8c105 0 209 0 314 0z"><text:p/></draw:path><draw:path draw:style-name="gr6" draw:text-style-name="P9" svg:width="0.288cm" svg:height="0.285cm" svg:x="0.525cm" svg:y="0.001cm" svg:viewBox="0 0 289 286" svg:d="M106 156c4 0 11 0 15 0 21 31 41 63 63 95 5 8 14 24 19 30 4 5 5 5 14 5 20 0 39 0 58 0 8 0 14 0 14-7 0-4-2-7-6-7-15-4-37-31-46-45-4-4-24-32-53-76 38-6 74-23 74-72 0-59-62-79-111-79-45 0-89 0-134 0-7 0-13 0-13 7s7 7 11 7c24 0 26 4 26 24 0 70 0 140 0 210 0 20-2 24-26 24-4 0-11 0-11 7s6 7 13 7c39 0 78 0 117 0 7 0 13 0 13-7s-7-7-12-7c-24 0-25-4-25-24 0-31 0-62 0-92zM187 135c12-15 14-38 14-56 0-20-3-42-17-60 18 4 60 17 60 60 0 26-13 48-57 56zM106 37c0-8 0-23 26-23 36 0 53 16 53 65 0 54-12 62-79 62 0-34 0-69 0-104zM48 272c4-9 4-19 4-24 0-70 0-140 0-210 0-4 0-15-4-24 16 0 32 0 48 0-5 8-5 16-5 22 0 71 0 141 0 212 0 5 0 15 4 24-16 0-31 0-47 0zM138 156c4 0 5-2 9-2 6 0 15 0 21-1 6 9 52 84 87 119-15 0-28 0-41 0-25-39-51-78-76-116z"><text:p/></draw:path></draw:g></text:span></text:p>
      <text:p text:style-name="P3"><text:span text:style-name="T1"/></text:p>
      <text:p text:style-name="P3"><text:span text:style-name="T1"><text:tab/></text:span><text:span text:style-name="T2">⇒ </text:span>f = problème</text:p>
      <text:p text:style-name="P3"><text:tab/><text:span text:style-name="T3">⇒ </text:span>S = ensemble des solutions ⇒ x0 <text:span text:style-name="T1"><draw:g text:anchor-type="as-char" svg:y="-0.228cm" draw:z-index="1" draw:style-name="gr1"><svg:title>TexMaths</svg:title><svg:desc>12§display§\in§svg§600§FALSE§</svg:desc><draw:path draw:style-name="gr2" draw:text-style-name="P8" svg:width="0.2cm" svg:height="0.198cm" svg:x="0.001cm" svg:y="0.021cm" svg:viewBox="0 0 201 199" svg:d="M0 0c67 0 133 0 201 0 0 66 0 133 0 199-68 0-134 0-201 0 0-66 0-133 0-199z"><text:p/></draw:path><draw:path draw:style-name="gr3" draw:text-style-name="P9" svg:width="0.208cm" svg:height="0.241cm" svg:x="0.014cm" svg:y="0cm" svg:viewBox="0 0 209 242" svg:d="M195 128c7 0 14 2 14-6s-7-8-14-8c-59 0-119 0-178 0 6-56 54-97 112-97 22 0 44 0 66 0 7 0 14 0 14-9 0-8-7-8-14-8-22 0-45 0-68 0-69 0-127 54-127 122s58 120 127 120c23 0 46 0 68 0 7 0 14 0 14-8s-7-8-14-8c-22 0-44 0-66 0-58 0-106-41-112-98 59 0 119 0 178 0z"><text:p/></draw:path></draw:g></text:span><text:span text:style-name="T1"><text:s/>S ⇒ x0 est une solution de l’ensemble des <text:tab/><text:tab/>solutions S</text:span></text:p>
      <text:p text:style-name="P2"/>
      <text:p text:style-name="P2"/>
      <text:p text:style-name="P4">⇒ Modélisation du problème</text:p>
      <text:p text:style-name="P4"><text:tab/>⇒ bâtir un modèle scientifique représentant schématiquement la réalité</text:p>
      <text:p text:style-name="P4"/>
      <text:p text:style-name="P4">⇒ Résolution du problème :</text:p>
      <text:p text:style-name="P4"><text:tab/>⇒ mise en œuvre de méthodes numériques permettant d’obtenir des réponses,</text:p>
      <text:p text:style-name="P4"><text:tab/><text:tab/>en général à l’aide d’outil numérique</text:p>
      <text:p text:style-name="P4"/>
      <text:p text:style-name="P4">⇒ Confro<text:span text:style-name="T4">n</text:span>tation des résultats entre les résultats du modèle et de la réalité</text:p>
      <text:p text:style-name="P4"/>
      <text:p text:style-name="P4"/>
      <text:p text:style-name="P5"><text:span text:style-name="T6">II. </text:span>Méthodes d’optimisation</text:p>
      <text:p text:style-name="P5"/>
      <text:p text:style-name="P5">⇒ Méthode<text:span text:style-name="T5">s </text:span>exactes</text:p>
      <text:p text:style-name="P5"><text:tab/>⇒ basé sur des principes mathématiques ⇒ optimalité gar<text:span text:style-name="T5">a</text:span>ntie</text:p>
      <text:p text:style-name="P5"/>
      <text:p text:style-name="P5">⇒ Méthodes approchées ou heuristiques</text:p>
      <text:p text:style-name="P5"><text:tab/>⇒ Problème de grande taille, problèmes difficiles</text:p>
      <text:p text:style-name="P5"><text:tab/>⇒ Optimalité non garantie, recherche d’une bonne solution réalisable en un temps <text:tab/><text:tab/>raisonnable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14:16.904017819</meta:creation-date>
    <dc:date>2024-01-19T15:46:11.287716127</dc:date>
    <meta:editing-duration>PT31M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24" meta:character-count="798" meta:non-whitespace-character-count="677"/>
  </office:meta>
</office:document-meta>
</file>